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a2a2" officeooo:paragraph-rsid="000fa2a2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kazni programski jez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22:59.846647997</meta:creation-date>
    <dc:date>2019-02-27T08:26:18.030607286</dc:date>
    <meta:editing-duration>PT3M19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6.1.5.2$Linux_X86_64 LibreOffice_project/10$Build-2</meta:generator>
  </office:meta>
</office:document-meta>
</file>